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ac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il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7T17:52:58</dc:date>
    <meta:editing-duration>PT3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0.3$Windows_X86_64 LibreOffice_project/0f246aa12d0eee4a0f7adcefbf7c878fc2238db3</meta:generator>
  </office:meta>
</office:document-meta>
</file>